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c163" officeooo:paragraph-rsid="0006c163" style:font-weight-asian="bold" style:font-weight-complex="bold"/>
    </style:style>
    <style:style style:name="P2" style:family="paragraph" style:parent-style-name="Standard">
      <style:text-properties fo:font-weight="bold" officeooo:rsid="0007ea8d" officeooo:paragraph-rsid="0007ea8d" style:font-weight-asian="bold" style:font-weight-complex="bold"/>
    </style:style>
    <style:style style:name="P3" style:family="paragraph" style:parent-style-name="Standard">
      <style:text-properties fo:font-weight="bold" officeooo:rsid="000b3983" officeooo:paragraph-rsid="000b3983" style:font-weight-asian="bold" style:font-weight-complex="bold"/>
    </style:style>
    <style:style style:name="P4" style:family="paragraph" style:parent-style-name="Standard">
      <style:text-properties fo:font-weight="normal" officeooo:rsid="0007ea8d" officeooo:paragraph-rsid="0007ea8d" style:font-weight-asian="normal" style:font-weight-complex="normal"/>
    </style:style>
    <style:style style:name="P5" style:family="paragraph" style:parent-style-name="Standard">
      <style:text-properties fo:font-weight="normal" officeooo:rsid="0007ea8d" officeooo:paragraph-rsid="000a0221" style:font-weight-asian="normal" style:font-weight-complex="normal"/>
    </style:style>
    <style:style style:name="P6" style:family="paragraph" style:parent-style-name="Standard">
      <style:text-properties fo:font-weight="normal" officeooo:rsid="000b3983" officeooo:paragraph-rsid="000b398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02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NN – LSTM</text:p>
      <text:p text:style-name="P1"/>
      <text:p text:style-name="P1">Bag of Words</text:p>
      <text:p text:style-name="P2"/>
      <text:p text:style-name="P2"><text:a xlink:type="simple" xlink:href="https://www.mathworks.com/help/vision/ug/image-classification-with-bag-of-visual-words.html?refresh=true"><text:span text:style-name="T1">https://www.mathworks.com/help/vision/ug/image-classification-with-bag-of-visual-words.html?refresh=true</text:span></text:a></text:p>
      <text:p text:style-name="P4"/>
      <text:p text:style-name="P5"><text:a xlink:type="simple" xlink:href="https://prateekvjoshi.com/2014/08/17/image-classification-using-bag-of-words-model/"><text:span text:style-name="T2">https://prateekvjoshi.com/2014/08/17/image-classification-using-bag-of-words-model/</text:span></text:a></text:p>
      <text:p text:style-name="P5"/>
      <text:p text:style-name="P3">Paper :</text:p>
      <text:p text:style-name="P6">Action Classification in Soccer Videos with Long Short-Term Memory Recurrent Neural Network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5:46:30.045064986</meta:creation-date>
    <dc:date>2017-02-23T15:51:16.905283502</dc:date>
    <meta:editing-duration>PT3M5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1" meta:character-count="309" meta:non-whitespace-character-count="292"/>
  </office:meta>
</office:document-meta>
</file>